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officeooo:rsid="001a8e8e" officeooo:paragraph-rsid="001a8e8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Standard">
      <style:text-properties officeooo:rsid="001a8e8e" officeooo:paragraph-rsid="001a8e8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Heading_20_3" text:outline-level="3">🌐 Plataformas Generales y Repositorios Populares</text:h>
      <text:list text:style-name="L1">
        <text:list-item>
          <text:p text:style-name="P2"><text:span text:style-name="Strong_20_Emphasis">Kaggle</text:span><text:line-break/>Una de las comunidades más grandes de ciencia de datos. Ofrece miles de datasets de diversas temáticas, desde salud hasta finanzas, además de notebooks y competiciones para practicar. </text:p>
        </text:list-item>
        <text:list-item>
          <text:p text:style-name="P2"><text:span text:style-name="Strong_20_Emphasis">Google Dataset Search</text:span><text:line-break/>Un motor de búsqueda especializado que te permite encontrar datasets abiertos disponibles en la web, facilitando el acceso a una amplia variedad de fuentes. </text:p>
        </text:list-item>
        <text:list-item>
          <text:p text:style-name="P2"><text:span text:style-name="Strong_20_Emphasis">UCI Machine Learning Repository</text:span><text:line-break/>Un repositorio clásico con datasets bien estructurados, ideales para proyectos de aprendizaje automático y análisis exploratorio. </text:p>
        </text:list-item>
        <text:list-item>
          <text:p text:style-name="P2"><text:span text:style-name="Strong_20_Emphasis">Awesome Public Datasets (GitHub)</text:span><text:line-break/>Una recopilación colaborativa de datasets públicos organizados por categorías como agricultura, economía, salud, entre otros. </text:p>
        </text:list-item>
      </text:list>
      <text:p text:style-name="Horizontal_20_Line"/>
      <text:h text:style-name="Heading_20_3" text:outline-level="3">🏛️ Portales Institucionales y Gubernamentales</text:h>
      <text:list text:style-name="L2">
        <text:list-item>
          <text:p text:style-name="P3"><text:span text:style-name="Strong_20_Emphasis">Data.gov (EE. UU.)</text:span><text:line-break/>Portal oficial del gobierno estadounidense que ofrece acceso a una amplia gama de datos gubernamentales en áreas como salud, educación y medio ambiente. </text:p>
        </text:list-item>
        <text:list-item>
          <text:p text:style-name="P3"><text:span text:style-name="Strong_20_Emphasis">World Bank Open Data</text:span><text:line-break/>Proporciona indicadores económicos y sociales de países de todo el mundo, útiles para análisis de desarrollo global. </text:p>
        </text:list-item>
        <text:list-item>
          <text:p text:style-name="P3"><text:span text:style-name="Strong_20_Emphasis">Portal de Datos Abiertos de la Unión Europea</text:span><text:line-break/>Ofrece datos publicados por instituciones y agencias de la UE, disponibles para uso comercial y no comercial. </text:p>
        </text:list-item>
        <text:list-item>
          <text:p text:style-name="P3"><text:span text:style-name="Strong_20_Emphasis">Portal de Datos Abiertos UNAM</text:span><text:line-break/>Acceso a colecciones universitarias de la Universidad Nacional Autónoma de México, incluyendo datos de biodiversidad, arte y proyectos de investigación. </text:p>
        </text:list-item>
      </text:list>
      <text:p text:style-name="Horizontal_20_Line"/>
      <text:h text:style-name="Heading_20_3" text:outline-level="3">🧪 Ciencia, Salud y Medio Ambiente</text:h>
      <text:list text:style-name="L3">
        <text:list-item>
          <text:p text:style-name="P4"><text:span text:style-name="Strong_20_Emphasis">Observatorio Mundial de la Salud (OMS)</text:span><text:line-break/>Datos globales sobre salud, incluyendo mortalidad, enfermedades y sistemas de salud, proporcionados por la Organización Mundial de la Salud. </text:p>
        </text:list-item>
        <text:list-item>
          <text:p text:style-name="P4"><text:span text:style-name="Strong_20_Emphasis">Earthdata (NASA)</text:span><text:line-break/>Datos sobre la atmósfera, océanos y superficie terrestre, recopilados por la NASA, útiles para estudios climáticos y geográficos. </text:p>
        </text:list-item>
        <text:list-item>
          <text:p text:style-name="P4"><text:soft-page-break/><text:span text:style-name="Strong_20_Emphasis">National Climatic Data Center (NOAA)</text:span><text:line-break/>Archivo de datos climáticos de EE. UU., incluyendo información meteorológica, oceánica y atmosférica. </text:p>
        </text:list-item>
      </text:list>
      <text:p text:style-name="Horizontal_20_Line"/>
      <text:h text:style-name="Heading_20_3" text:outline-level="3">📊 Datasets Clásicos para Practicar</text:h>
      <text:list text:style-name="L4">
        <text:list-item>
          <text:p text:style-name="P5"><text:span text:style-name="Strong_20_Emphasis">Scikit-learn Datasets</text:span><text:line-break/>La biblioteca de Python para aprendizaje automático incluye datasets integrados como Iris, Digits y Wine, ideales para comenzar en machine learning. </text:p>
        </text:list-item>
        <text:list-item>
          <text:p text:style-name="P5"><text:span text:style-name="Strong_20_Emphasis">Datademia</text:span><text:line-break/>Ofrece una selección de datasets clásicos como Iris, Titanic y MNIST, junto con proyectos para iniciar en ciencia de datos. </text:p>
        </text:list-item>
      </text:list>
      <text:p text:style-name="Horizontal_20_Line"/>
      <text:p text:style-name="P6"/>
      <text:p text:style-name="P6">Como trabajar y descargar datasets</text:p>
      <text:p text:style-name="Standard">https://www.youtube.com/watch?v=gVYc13Wj2Z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08:20:25.652182701</meta:creation-date>
    <dc:date>2025-04-27T20:33:28.086362501</dc:date>
    <meta:editing-duration>PT12H1M52S</meta:editing-duration>
    <meta:editing-cycles>1</meta:editing-cycles>
    <meta:generator>LibreOffice/24.8.6.2$Linux_X86_64 LibreOffice_project/d50be90c1d90f0f90a5235ffcbbafbbfa38a83c2</meta:generator>
    <meta:document-statistic meta:table-count="0" meta:image-count="0" meta:object-count="0" meta:page-count="2" meta:paragraph-count="19" meta:word-count="340" meta:character-count="2376" meta:non-whitespace-character-count="2055"/>
  </office:meta>
</office:document-meta>
</file>